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fd42a" officeooo:paragraph-rsid="000a778b"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officeooo:rsid="000fd42a" officeooo:paragraph-rsid="002366b2"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fo:font-weight="bold" officeooo:rsid="000fd42a" officeooo:paragraph-rsid="0025a5c4"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18pt" fo:font-weight="bold" officeooo:rsid="000fd42a" officeooo:paragraph-rsid="000a778b"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officeooo:rsid="000fd42a" officeooo:paragraph-rsid="000a778b"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rsid="000c3c35" officeooo:paragraph-rsid="000c3c35" style:font-weight-asian="bold" style:font-weight-complex="bold"/>
    </style:style>
    <style:style style:name="P8" style:family="paragraph" style:parent-style-name="Standard">
      <style:paragraph-properties fo:text-align="justify" style:justify-single-word="false"/>
      <style:text-properties fo:font-weight="bold" officeooo:rsid="000c3c35" officeooo:paragraph-rsid="0010b5b1" style:font-weight-asian="bold" style:font-weight-complex="bold"/>
    </style:style>
    <style:style style:name="P9" style:family="paragraph" style:parent-style-name="Standard">
      <style:paragraph-properties fo:text-align="justify" style:justify-single-word="false"/>
      <style:text-properties fo:font-weight="bold" officeooo:rsid="000c3c35" officeooo:paragraph-rsid="0015e22b" style:font-weight-asian="bold" style:font-weight-complex="bold"/>
    </style:style>
    <style:style style:name="P10" style:family="paragraph" style:parent-style-name="Standard">
      <style:paragraph-properties fo:text-align="justify" style:justify-single-word="false"/>
      <style:text-properties fo:font-weight="bold" officeooo:rsid="000c3c35" officeooo:paragraph-rsid="001c7555" style:font-weight-asian="bold" style:font-weight-complex="bold"/>
    </style:style>
    <style:style style:name="P11" style:family="paragraph" style:parent-style-name="Standard">
      <style:paragraph-properties fo:text-align="justify" style:justify-single-word="false"/>
      <style:text-properties fo:font-weight="bold" officeooo:rsid="000c3c35" officeooo:paragraph-rsid="002366b2" style:font-weight-asian="bold" style:font-weight-complex="bold"/>
    </style:style>
    <style:style style:name="P12" style:family="paragraph" style:parent-style-name="Standard">
      <style:paragraph-properties fo:text-align="justify" style:justify-single-word="false"/>
      <style:text-properties fo:font-weight="bold" officeooo:rsid="000c3c35" officeooo:paragraph-rsid="00248f16" style:font-weight-asian="bold" style:font-weight-complex="bold"/>
    </style:style>
    <style:style style:name="P13" style:family="paragraph" style:parent-style-name="Standard">
      <style:paragraph-properties fo:text-align="justify" style:justify-single-word="false"/>
      <style:text-properties fo:font-weight="bold" officeooo:rsid="000c3c35" officeooo:paragraph-rsid="00279ee1" style:font-weight-asian="bold" style:font-weight-complex="bold"/>
    </style:style>
    <style:style style:name="P14" style:family="paragraph" style:parent-style-name="Standard">
      <style:paragraph-properties fo:text-align="center" style:justify-single-word="false"/>
      <style:text-properties fo:font-weight="bold" officeooo:rsid="000c3c35" officeooo:paragraph-rsid="000c3c35" style:font-weight-asian="bold" style:font-weight-complex="bold"/>
    </style:style>
    <style:style style:name="P15" style:family="paragraph" style:parent-style-name="Standard">
      <style:paragraph-properties fo:text-align="center" style:justify-single-word="false"/>
      <style:text-properties fo:font-weight="bold" officeooo:rsid="000a85ce" officeooo:paragraph-rsid="000a85ce" style:font-weight-asian="bold" style:font-weight-complex="bold"/>
    </style:style>
    <style:style style:name="P16" style:family="paragraph" style:parent-style-name="Standard">
      <style:paragraph-properties fo:text-align="justify" style:justify-single-word="false"/>
      <style:text-properties fo:font-weight="bold" officeooo:rsid="001ed85e" officeooo:paragraph-rsid="001ed85e" style:font-weight-asian="bold" style:font-weight-complex="bold"/>
    </style:style>
    <style:style style:name="P17" style:family="paragraph" style:parent-style-name="Standard">
      <style:paragraph-properties fo:text-align="justify" style:justify-single-word="false"/>
      <style:text-properties fo:font-weight="bold" officeooo:rsid="00137c54" officeooo:paragraph-rsid="0015e22b" style:font-weight-asian="bold" style:font-weight-complex="bold"/>
    </style:style>
    <style:style style:name="P18" style:family="paragraph" style:parent-style-name="Standard">
      <style:paragraph-properties fo:text-align="justify" style:justify-single-word="false"/>
      <style:text-properties fo:font-weight="bold" officeooo:rsid="0018970d" officeooo:paragraph-rsid="0015e22b"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15e22b"/>
    </style:style>
    <style:style style:name="P21" style:family="paragraph" style:parent-style-name="Standard">
      <style:paragraph-properties fo:text-align="justify" style:justify-single-word="false"/>
      <style:text-properties officeooo:paragraph-rsid="002366b2"/>
    </style:style>
    <style:style style:name="P22" style:family="paragraph" style:parent-style-name="Standard">
      <style:paragraph-properties fo:text-align="justify" style:justify-single-word="false"/>
      <style:text-properties officeooo:paragraph-rsid="00248f16"/>
    </style:style>
    <style:style style:name="P23" style:family="paragraph" style:parent-style-name="Standard">
      <style:paragraph-properties fo:text-align="justify" style:justify-single-word="false"/>
      <style:text-properties officeooo:rsid="000c3c35" officeooo:paragraph-rsid="000c3c35"/>
    </style:style>
    <style:style style:name="P24" style:family="paragraph" style:parent-style-name="Standard">
      <style:paragraph-properties fo:text-align="center" style:justify-single-word="false"/>
      <style:text-properties fo:font-weight="normal" officeooo:rsid="000fd44b" officeooo:paragraph-rsid="000fd44b" style:font-weight-asian="normal" style:font-weight-complex="normal"/>
    </style:style>
    <style:style style:name="P25" style:family="paragraph" style:parent-style-name="Standard">
      <style:paragraph-properties fo:text-align="center" style:justify-single-word="false"/>
      <style:text-properties fo:font-weight="normal" officeooo:rsid="00137c54" officeooo:paragraph-rsid="00137c54" style:font-weight-asian="normal" style:font-weight-complex="normal"/>
    </style:style>
    <style:style style:name="P26" style:family="paragraph" style:parent-style-name="Standard">
      <style:paragraph-properties fo:text-align="justify" style:justify-single-word="false"/>
      <style:text-properties officeooo:rsid="0018970d" officeooo:paragraph-rsid="0015e22b"/>
    </style:style>
    <style:style style:name="P27" style:family="paragraph" style:parent-style-name="Standard">
      <style:paragraph-properties fo:text-align="justify" style:justify-single-word="false"/>
      <style:text-properties officeooo:rsid="0018970d" officeooo:paragraph-rsid="002366b2"/>
    </style:style>
    <style:style style:name="P28" style:family="paragraph" style:parent-style-name="Standard">
      <style:paragraph-properties fo:text-align="justify" style:justify-single-word="false"/>
      <style:text-properties officeooo:rsid="0018970d" officeooo:paragraph-rsid="00248f16"/>
    </style:style>
    <style:style style:name="P29" style:family="paragraph" style:parent-style-name="Standard">
      <style:paragraph-properties fo:text-align="center" style:justify-single-word="false"/>
      <style:text-properties fo:color="#ed1c24" fo:font-weight="bold" officeooo:rsid="001b56a2" officeooo:paragraph-rsid="001c7555" style:font-weight-asian="bold" style:font-weight-complex="bold"/>
    </style:style>
    <style:style style:name="P30" style:family="paragraph" style:parent-style-name="Standard">
      <style:paragraph-properties fo:text-align="justify" style:justify-single-word="false"/>
      <style:text-properties officeooo:rsid="00248f16" officeooo:paragraph-rsid="00248f16"/>
    </style:style>
    <style:style style:name="P31" style:family="paragraph" style:parent-style-name="Standard">
      <style:paragraph-properties fo:text-align="justify" style:justify-single-word="false"/>
      <style:text-properties officeooo:rsid="002366b2" officeooo:paragraph-rsid="0015e22b"/>
    </style:style>
    <style:style style:name="P32"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weight="bold" officeooo:rsid="000c3c35" officeooo:paragraph-rsid="002366b2"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28pt" fo:font-weight="bold" officeooo:rsid="00252415" officeooo:paragraph-rsid="000a778b" style:font-size-asian="28pt" style:font-weight-asian="bold" style:font-size-complex="28pt" style:font-weight-complex="bold"/>
    </style:style>
    <style:style style:name="P34" style:family="paragraph" style:parent-style-name="Standard">
      <style:paragraph-properties fo:text-align="justify" style:justify-single-word="false"/>
    </style:style>
    <style:style style:name="P35" style:family="paragraph" style:parent-style-name="Standard" style:list-style-name="L10">
      <style:paragraph-properties fo:text-align="justify" style:justify-single-word="false"/>
      <style:text-properties officeooo:paragraph-rsid="00279ee1"/>
    </style:style>
    <style:style style:name="P36" style:family="paragraph" style:parent-style-name="Standard" style:list-style-name="L11">
      <style:paragraph-properties fo:text-align="justify" style:justify-single-word="false"/>
      <style:text-properties officeooo:paragraph-rsid="00279ee1"/>
    </style:style>
    <style:style style:name="P37" style:family="paragraph" style:parent-style-name="Standard" style:list-style-name="L12">
      <style:paragraph-properties fo:text-align="justify" style:justify-single-word="false"/>
      <style:text-properties officeooo:paragraph-rsid="00279ee1"/>
    </style:style>
    <style:style style:name="P38" style:family="paragraph" style:parent-style-name="Standard" style:list-style-name="L13">
      <style:paragraph-properties fo:text-align="justify" style:justify-single-word="false"/>
      <style:text-properties officeooo:paragraph-rsid="00279ee1"/>
    </style:style>
    <style:style style:name="P39" style:family="paragraph" style:parent-style-name="Standard" style:list-style-name="L14">
      <style:paragraph-properties fo:text-align="justify" style:justify-single-word="false"/>
      <style:text-properties officeooo:paragraph-rsid="00279ee1"/>
    </style:style>
    <style:style style:name="P40" style:family="paragraph" style:parent-style-name="Standard" style:list-style-name="L15">
      <style:paragraph-properties fo:text-align="justify" style:justify-single-word="false"/>
      <style:text-properties officeooo:paragraph-rsid="00296f82"/>
    </style:style>
    <style:style style:name="P41" style:family="paragraph" style:parent-style-name="Standard" style:list-style-name="L16">
      <style:paragraph-properties fo:text-align="justify" style:justify-single-word="false"/>
      <style:text-properties officeooo:paragraph-rsid="00296f82"/>
    </style:style>
    <style:style style:name="P42" style:family="paragraph" style:parent-style-name="Standard" style:list-style-name="L17">
      <style:paragraph-properties fo:text-align="justify" style:justify-single-word="false"/>
      <style:text-properties officeooo:paragraph-rsid="00296f82"/>
    </style:style>
    <style:style style:name="P43" style:family="paragraph" style:parent-style-name="Standard">
      <style:paragraph-properties fo:text-align="justify" style:justify-single-word="false"/>
      <style:text-properties officeooo:paragraph-rsid="000e3831"/>
    </style:style>
    <style:style style:name="P44" style:family="paragraph" style:parent-style-name="Standard" style:list-style-name="L18">
      <style:paragraph-properties fo:text-align="justify" style:justify-single-word="false"/>
      <style:text-properties officeooo:paragraph-rsid="002bb9d3"/>
    </style:style>
    <style:style style:name="P45" style:family="paragraph" style:parent-style-name="Standard">
      <style:paragraph-properties fo:text-align="justify" style:justify-single-word="false"/>
      <style:text-properties officeooo:paragraph-rsid="002bb9d3"/>
    </style:style>
    <style:style style:name="P46" style:family="paragraph" style:parent-style-name="Standard" style:list-style-name="L19">
      <style:paragraph-properties fo:text-align="justify" style:justify-single-word="false"/>
      <style:text-properties officeooo:paragraph-rsid="002bb9d3"/>
    </style:style>
    <style:style style:name="P47" style:family="paragraph" style:parent-style-name="Standard" style:list-style-name="L20">
      <style:paragraph-properties fo:text-align="justify" style:justify-single-word="false"/>
      <style:text-properties officeooo:paragraph-rsid="002bb9d3"/>
    </style:style>
    <style:style style:name="P48" style:family="paragraph" style:parent-style-name="Standard" style:list-style-name="L21">
      <style:paragraph-properties fo:text-align="justify" style:justify-single-word="false"/>
      <style:text-properties officeooo:paragraph-rsid="002bb9d3"/>
    </style:style>
    <style:style style:name="P49" style:family="paragraph" style:parent-style-name="Standard" style:list-style-name="L22">
      <style:paragraph-properties fo:text-align="justify" style:justify-single-word="false"/>
      <style:text-properties officeooo:paragraph-rsid="002bdb75"/>
    </style:style>
    <style:style style:name="P50" style:family="paragraph" style:parent-style-name="Standard" style:list-style-name="L23">
      <style:paragraph-properties fo:text-align="justify" style:justify-single-word="false"/>
      <style:text-properties officeooo:paragraph-rsid="002bdb75"/>
    </style:style>
    <style:style style:name="P51" style:family="paragraph" style:parent-style-name="Standard" style:list-style-name="L2">
      <style:paragraph-properties fo:text-align="justify" style:justify-single-word="false"/>
      <style:text-properties officeooo:rsid="001ed85e" officeooo:paragraph-rsid="001ed85e"/>
    </style:style>
    <style:style style:name="P52" style:family="paragraph" style:parent-style-name="Standard">
      <style:paragraph-properties fo:text-align="justify" style:justify-single-word="false"/>
      <style:text-properties officeooo:rsid="001ed85e" officeooo:paragraph-rsid="001ed85e"/>
    </style:style>
    <style:style style:name="P53" style:family="paragraph" style:parent-style-name="Standard">
      <style:paragraph-properties fo:text-align="justify" style:justify-single-word="false"/>
      <style:text-properties fo:font-weight="normal" style:font-weight-asian="normal" style:font-weight-complex="normal"/>
    </style:style>
    <style:style style:name="P54" style:family="paragraph" style:parent-style-name="Standard" style:list-style-name="L4">
      <style:paragraph-properties fo:text-align="justify" style:justify-single-word="false"/>
      <style:text-properties officeooo:rsid="0018970d" officeooo:paragraph-rsid="002366b2"/>
    </style:style>
    <style:style style:name="P55" style:family="paragraph" style:parent-style-name="Standard" style:list-style-name="L5">
      <style:paragraph-properties fo:text-align="justify" style:justify-single-word="false"/>
      <style:text-properties officeooo:rsid="0018970d" officeooo:paragraph-rsid="002366b2"/>
    </style:style>
    <style:style style:name="P56" style:family="paragraph" style:parent-style-name="Standard" style:list-style-name="L6">
      <style:paragraph-properties fo:text-align="justify" style:justify-single-word="false"/>
      <style:text-properties officeooo:rsid="0018970d" officeooo:paragraph-rsid="00248f16"/>
    </style:style>
    <style:style style:name="P57" style:family="paragraph" style:parent-style-name="Standard" style:list-style-name="L7">
      <style:paragraph-properties fo:text-align="justify" style:justify-single-word="false"/>
      <style:text-properties officeooo:rsid="0018970d" officeooo:paragraph-rsid="00248f16"/>
    </style:style>
    <style:style style:name="P58" style:family="paragraph" style:parent-style-name="Standard" style:list-style-name="L8">
      <style:paragraph-properties fo:text-align="justify" style:justify-single-word="false"/>
      <style:text-properties officeooo:rsid="0018970d" officeooo:paragraph-rsid="00248f16"/>
    </style:style>
    <style:style style:name="P59" style:family="paragraph" style:parent-style-name="Standard" style:list-style-name="L9">
      <style:paragraph-properties fo:text-align="justify" style:justify-single-word="false"/>
      <style:text-properties officeooo:rsid="0018970d" officeooo:paragraph-rsid="00248f16"/>
    </style:style>
    <style:style style:name="P60" style:family="paragraph" style:parent-style-name="Standard">
      <style:paragraph-properties fo:text-align="justify" style:justify-single-word="false"/>
      <style:text-properties fo:font-weight="bold" style:font-weight-asian="bold" style:font-weight-complex="bold"/>
    </style:style>
    <style:style style:name="P61" style:family="paragraph" style:parent-style-name="Standard">
      <style:paragraph-properties fo:text-align="justify" style:justify-single-word="false"/>
      <style:text-properties fo:font-weight="bold" officeooo:rsid="000c3c35" officeooo:paragraph-rsid="00296f82" style:font-weight-asian="bold" style:font-weight-complex="bold"/>
    </style:style>
    <style:style style:name="P62" style:family="paragraph" style:parent-style-name="Standard">
      <style:paragraph-properties fo:text-align="justify" style:justify-single-word="false"/>
      <style:text-properties fo:font-weight="bold" officeooo:rsid="000c3c35" officeooo:paragraph-rsid="002bb9d3" style:font-weight-asian="bold" style:font-weight-complex="bold"/>
    </style:style>
    <style:style style:name="P63" style:family="paragraph" style:parent-style-name="Standard">
      <style:paragraph-properties fo:text-align="justify" style:justify-single-word="false"/>
      <style:text-properties fo:font-weight="bold" officeooo:rsid="000c3c35" officeooo:paragraph-rsid="002bdb75" style:font-weight-asian="bold" style:font-weight-complex="bold"/>
    </style:style>
    <style:style style:name="P64" style:family="paragraph" style:parent-style-name="Standard">
      <style:paragraph-properties fo:text-align="justify" style:justify-single-word="false"/>
      <style:text-properties fo:font-weight="bold" officeooo:rsid="00296f82" officeooo:paragraph-rsid="00296f82" style:font-weight-asian="bold" style:font-weight-complex="bold"/>
    </style:style>
    <style:style style:name="P65" style:family="paragraph" style:parent-style-name="Standard">
      <style:paragraph-properties fo:text-align="justify" style:justify-single-word="false"/>
      <style:text-properties fo:font-weight="bold" officeooo:rsid="002a6b13" officeooo:paragraph-rsid="002a6b13" style:font-weight-asian="bold" style:font-weight-complex="bold"/>
    </style:style>
    <style:style style:name="P66" style:family="paragraph" style:parent-style-name="Standard">
      <style:paragraph-properties fo:text-align="justify" style:justify-single-word="false"/>
      <style:text-properties officeooo:rsid="00296f82" officeooo:paragraph-rsid="00296f82"/>
    </style:style>
    <style:style style:name="P67" style:family="paragraph" style:parent-style-name="Standard">
      <style:paragraph-properties fo:text-align="justify" style:justify-single-word="false"/>
      <style:text-properties officeooo:rsid="00296f82" officeooo:paragraph-rsid="002bb9d3"/>
    </style:style>
    <style:style style:name="P68" style:family="paragraph" style:parent-style-name="Standard">
      <style:paragraph-properties fo:text-align="justify" style:justify-single-word="false"/>
      <style:text-properties officeooo:rsid="002a6b13" officeooo:paragraph-rsid="002a6b13"/>
    </style:style>
    <style:style style:name="P69" style:family="paragraph" style:parent-style-name="Standard">
      <style:paragraph-properties fo:text-align="justify" style:justify-single-word="false"/>
      <style:text-properties officeooo:rsid="002a6b13" officeooo:paragraph-rsid="002bdb75"/>
    </style:style>
    <style:style style:name="T1" style:family="text">
      <style:text-properties officeooo:rsid="000a778b"/>
    </style:style>
    <style:style style:name="T2" style:family="text">
      <style:text-properties officeooo:rsid="000c3c35"/>
    </style:style>
    <style:style style:name="T3" style:family="text">
      <style:text-properties fo:font-weight="bold" style:font-weight-asian="bold" style:font-weight-complex="bold"/>
    </style:style>
    <style:style style:name="T4" style:family="text">
      <style:text-properties fo:font-weight="bold" officeooo:rsid="001742b4" style:font-weight-asian="bold" style:font-weight-complex="bold"/>
    </style:style>
    <style:style style:name="T5" style:family="text">
      <style:text-properties officeooo:rsid="0015e22b"/>
    </style:style>
    <style:style style:name="T6" style:family="text">
      <style:text-properties officeooo:rsid="001742b4"/>
    </style:style>
    <style:style style:name="T7" style:family="text">
      <style:text-properties officeooo:rsid="002366b2"/>
    </style:style>
    <style:style style:name="T8" style:family="text">
      <style:text-properties officeooo:rsid="00248f16"/>
    </style:style>
    <style:style style:name="T9" style:family="text">
      <style:text-properties officeooo:rsid="0025a5c4"/>
    </style:style>
    <style:style style:name="T10" style:family="text">
      <style:text-properties officeooo:rsid="00279ee1"/>
    </style:style>
    <style:style style:name="T11" style:family="text">
      <style:text-properties officeooo:rsid="00296f82"/>
    </style:style>
    <style:style style:name="T12" style:family="text">
      <style:text-properties fo:font-weight="normal" style:font-weight-asian="normal" style:font-weight-complex="normal"/>
    </style:style>
    <style:style style:name="T13" style:family="text">
      <style:text-properties officeooo:rsid="002a6b13"/>
    </style:style>
    <style:style style:name="T14" style:family="text">
      <style:text-properties officeooo:rsid="002bb9d3"/>
    </style:style>
    <style:style style:name="T15" style:family="text">
      <style:text-properties officeooo:rsid="002bdb75"/>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ancisco das Chagas Torres dos Santos</text:p>
      <text:p text:style-name="P5">Setembro de 2022</text:p>
      <text:p text:style-name="P5"/>
      <text:p text:style-name="P24">Neste material, meu objetivo é ir além do gabarito da questões. Nos comentários, eu aprofundo mais no assunto, sem me distanciar do que a questão está pedindo. Isso me dá mais conhecimento sobre o assunto e me faz ver a questão abordada por diferentes ângulos. </text:p>
      <text:p text:style-name="P24"/>
      <text:p text:style-name="P25">Quando há bastantes questões sobre o assunto, opto pro questões de provas do ano corrente <text:span text:style-name="T5">e das bancas CESPE, FCC e FGV</text:span>. No entanto, em alguns caso, é necessário pegar provas de anos anteriores <text:span text:style-name="T5">e de outras bancas</text:span>.</text:p>
      <text:p text:style-name="P25"/>
      <text:p text:style-name="P25">Devemos esquecer questões muito antigas, pois TI atualiza a todo instante e as bancas também podem mudar a pegada, a forma de cobrar o conteúdo.</text:p>
      <text:p text:style-name="P5"/>
      <text:p text:style-name="P33"><text:span text:style-name="T11">Web Services</text:span></text:p>
      <text:p text:style-name="P5"/>
      <text:p text:style-name="P1">Elasticsearch - <text:span text:style-name="T1">Questões</text:span></text:p>
      <text:p text:style-name="P19"/>
      <text:p text:style-name="P8">___________________________________________________________________________________</text:p>
      <text:p text:style-name="P8"/>
      <text:p text:style-name="P6"><text:span text:style-name="T6">1. Ano: 2022 Banca: FCC Órgão: TRT-22 PI Prova: Analista Judiciário Área Apoio Especializado Especialidade Tecnologia da Informação</text:span></text:p>
      <text:p text:style-name="P19"/>
      <text:p text:style-name="P53">Considere o código abaixo presente em um arquivo de configuração criado por um analista, que especifica qual plug-in será utilizado em determinado contexto e as configurações deste plug-in.</text:p>
      <text:p text:style-name="P53"/>
      <text:p text:style-name="P53">input { stdin { } }</text:p>
      <text:p text:style-name="P53">output {</text:p>
      <text:p text:style-name="P53"><text:tab/>elasticsearch { hosts =&gt; ["localhost:9200"] }</text:p>
      <text:p text:style-name="P53">}</text:p>
      <text:p text:style-name="P53"/>
      <text:p text:style-name="P53">As configurações mostram que, quando esse arquivo for lido, será gerada uma saída para o Elasticsearch. Trata-se de um arquivo de configuração do</text:p>
      <text:p text:style-name="P53"/>
      <text:list xml:id="list639693245" text:style-name="L15">
        <text:list-item>
          <text:p text:style-name="P40"><text:span text:style-name="T12">Logstash.</text:span></text:p>
        </text:list-item>
        <text:list-item>
          <text:p text:style-name="P40"><text:span text:style-name="T12">ElasticData.</text:span></text:p>
        </text:list-item>
        <text:list-item>
          <text:p text:style-name="P40"><text:span text:style-name="T12">Kibana.</text:span></text:p>
        </text:list-item>
        <text:list-item>
          <text:p text:style-name="P40"><text:span text:style-name="T12">Rancher.</text:span></text:p>
        </text:list-item>
        <text:list-item>
          <text:p text:style-name="P40"><text:span text:style-name="T12">Jenkins</text:span></text:p>
        </text:list-item>
      </text:list>
      <text:p text:style-name="P6"/>
      <text:p text:style-name="P6">Letra A</text:p>
      <text:p text:style-name="P15">Comentários</text:p>
      <text:p text:style-name="P19"/>
      <text:p text:style-name="P52"/>
      <text:p text:style-name="P16">Para mais, consulte:</text:p>
      <text:list xml:id="list2827146324" text:style-name="L2">
        <text:list-item>
          <text:p text:style-name="P51">https:/</text:p>
        </text:list-item>
      </text:list>
      <text:p text:style-name="P7"><text:soft-page-break/>___________________________________________________________________________________</text:p>
      <text:p text:style-name="P23"/>
      <text:p text:style-name="P19"><text:span text:style-name="T4">2. Ano: 2022 Banca: FCC Órgão: TRT-22 PI Prova: Técnico Judiciário Área Apoio Especializado Especialidade Tecnologia da Informação</text:span></text:p>
      <text:p text:style-name="P6"/>
      <text:p text:style-name="P53">Um Técnico, em uma máquina Linux com autorização e configurações ideais, fez a seguinte alteração no arquivo:</text:p>
      <text:p text:style-name="P53"/>
      <text:p text:style-name="P53"># ---------------- Network ---------------------------</text:p>
      <text:p text:style-name="P53"># Set the bind address to a specific IP (IPv4 or IPv6):</text:p>
      <text:p text:style-name="P53">#</text:p>
      <text:p text:style-name="P53">network.host: localhost</text:p>
      <text:p text:style-name="P53"/>
      <text:p text:style-name="P53">Usando esse arquivo adequado, o Técnico especificou o localhost para que o Elasticsearch “escute” em todas as interfaces e IPs ligados.</text:p>
      <text:p text:style-name="P53"/>
      <text:p text:style-name="P53">Para que esse ajuste seja validado, o Técnico deve salvar e fechar o arquivo</text:p>
      <text:p text:style-name="P53"/>
      <text:list xml:id="list3254112034" text:style-name="L16">
        <text:list-item>
          <text:p text:style-name="P41"><text:span text:style-name="T12">kibanaadmin.yml</text:span></text:p>
        </text:list-item>
        <text:list-item>
          <text:p text:style-name="P41"><text:span text:style-name="T12">htpasswd.users</text:span></text:p>
        </text:list-item>
        <text:list-item>
          <text:p text:style-name="P41"><text:span text:style-name="T12">elasticsearch.yml</text:span></text:p>
        </text:list-item>
        <text:list-item>
          <text:p text:style-name="P41"><text:span text:style-name="T12">elasticsearchadmin.yml</text:span></text:p>
        </text:list-item>
        <text:list-item>
          <text:p text:style-name="P41"><text:span text:style-name="T12">elasticsearch.sh</text:span></text:p>
        </text:list-item>
      </text:list>
      <text:p text:style-name="P19"><text:span text:style-name="T12"/></text:p>
      <text:p text:style-name="P6"><text:span text:style-name="T2">Resposta: </text:span>Letra C</text:p>
      <text:p text:style-name="P14">Comentários</text:p>
      <text:p text:style-name="P23"/>
      <text:p text:style-name="P61">___________________________________________________________________________________</text:p>
      <text:p text:style-name="P66"/>
      <text:p text:style-name="P64">3. Ano: 2022 Banca: FCC Órgão: TRT-4 RS Prova: Técnico Judiciário Área Apoio Especializado Especialidade Tecnologia da Informação</text:p>
      <text:p text:style-name="P66"/>
      <text:p text:style-name="P66">No Elasticsearch, um conjunto de analisadores visam analisar textos de idiomas específicos. O analisador brasileiro pode ser reimplementado como um analisador personalizado, conforme o exemplo seguinte:</text:p>
      <text:p text:style-name="P66"/>
      <text:p text:style-name="P66">PUT /brazilian_example</text:p>
      <text:p text:style-name="P66">{</text:p>
      <text:p text:style-name="P66">"settings": {</text:p>
      <text:p text:style-name="P66"><text:s text:c="4"/>"analysis": {</text:p>
      <text:p text:style-name="P66"><text:tab/>"filter": {</text:p>
      <text:p text:style-name="P66"><text:tab/><text:tab/>"brazilian_stop": {</text:p>
      <text:p text:style-name="P66"><text:tab/><text:tab/><text:tab/>"type": "stop",</text:p>
      <text:p text:style-name="P66"><text:tab/><text:tab/><text:tab/>"stopwords": "_brazilian_"</text:p>
      <text:p text:style-name="P66"><text:tab/><text:tab/>},</text:p>
      <text:p text:style-name="P66"><text:tab/><text:tab/>"<text:span text:style-name="T3">__I__</text:span>": {</text:p>
      <text:p text:style-name="P66"><text:tab/><text:tab/><text:tab/>"type": "keyword_marker",</text:p>
      <text:p text:style-name="P66"><text:tab/><text:tab/><text:tab/>"keywords": ["exemplo"]</text:p>
      <text:p text:style-name="P66"><text:tab/><text:tab/>},</text:p>
      <text:p text:style-name="P66"><text:soft-page-break/><text:tab/><text:tab/>"brazilian_stemmer": {</text:p>
      <text:p text:style-name="P66"><text:tab/><text:tab/><text:tab/>"type": "stemmer",</text:p>
      <text:p text:style-name="P66"><text:tab/><text:tab/><text:tab/>"language": "brazilian"</text:p>
      <text:p text:style-name="P66"><text:tab/><text:tab/> <text:s text:c="2"/>}</text:p>
      <text:p text:style-name="P66"><text:tab/><text:tab/>},</text:p>
      <text:p text:style-name="P66"><text:tab/> <text:s/>"analyzer": {</text:p>
      <text:p text:style-name="P66"><text:tab/><text:tab/>"<text:span text:style-name="T3">__II__</text:span>": {</text:p>
      <text:p text:style-name="P66"><text:tab/><text:tab/><text:tab/>"tokenizer": "standard",</text:p>
      <text:p text:style-name="P66"><text:tab/><text:tab/><text:tab/>"<text:span text:style-name="T3">__III__</text:span>": [</text:p>
      <text:p text:style-name="P66"><text:tab/><text:tab/><text:tab/>"lowercase",</text:p>
      <text:p text:style-name="P66"><text:tab/><text:tab/><text:tab/>"brazilian_stop",</text:p>
      <text:p text:style-name="P66"><text:tab/><text:tab/><text:tab/>"brazilian_keywords",</text:p>
      <text:p text:style-name="P66"><text:tab/><text:tab/><text:tab/>"brazilian_stemmer"</text:p>
      <text:p text:style-name="P66"><text:tab/><text:tab/><text:tab/>]</text:p>
      <text:p text:style-name="P66"><text:tab/><text:tab/>}</text:p>
      <text:p text:style-name="P66"><text:tab/>}</text:p>
      <text:p text:style-name="P66"><text:s text:c="4"/>}</text:p>
      <text:p text:style-name="P66"><text:s text:c="2"/>}</text:p>
      <text:p text:style-name="P66">}</text:p>
      <text:p text:style-name="P66"/>
      <text:p text:style-name="P66">Preenchem, correta e respectivamente, as lacunas I, II e III:</text:p>
      <text:p text:style-name="P66"/>
      <text:list xml:id="list1804196521" text:style-name="L17">
        <text:list-item>
          <text:p text:style-name="P42"><text:span text:style-name="T11">brazilian_keywords – rebuilt_brazilian – filter</text:span></text:p>
        </text:list-item>
        <text:list-item>
          <text:p text:style-name="P42"><text:span text:style-name="T11">keywords_brazilian – brazilian_rebuilt – break</text:span></text:p>
        </text:list-item>
        <text:list-item>
          <text:p text:style-name="P42"><text:span text:style-name="T11">brazilian_words – brazilian_rebuilt – end_filtering</text:span></text:p>
        </text:list-item>
        <text:list-item>
          <text:p text:style-name="P42"><text:span text:style-name="T11">brazilian_marks – rebuilt_brazilian – filtering</text:span></text:p>
        </text:list-item>
        <text:list-item>
          <text:p text:style-name="P42"><text:span text:style-name="T11">words_brazilian – remake_brazilian – filter</text:span></text:p>
        </text:list-item>
      </text:list>
      <text:p text:style-name="P43"/>
      <text:p text:style-name="P68">Resposta: Letra A</text:p>
      <text:p text:style-name="P68"/>
      <text:p text:style-name="P68"/>
      <text:p text:style-name="P62">___________________________________________________________________________________</text:p>
      <text:p text:style-name="P67"/>
      <text:p text:style-name="P65"><text:span text:style-name="T14">4. </text:span>Ano: 2022 Banca: FGV Órgão: TJ-TO Prova: FGV - 2022 - TJ-TO - Técnico Judiciário - Informática</text:p>
      <text:p text:style-name="P68"/>
      <text:p text:style-name="P68">No âmbito do ElasticSearch 8.x, a requisição que permite inserir um documento no índice (index) indice-01 com um _id igual a 1 é:</text:p>
      <text:p text:style-name="P68"/>
      <text:list xml:id="list3253316695" text:style-name="L18">
        <text:list-item>
          <text:p text:style-name="P44"><text:span text:style-name="T13">INSERT indice-01/1</text:span></text:p>
        </text:list-item>
        <text:list-item>
          <text:p text:style-name="P44"><text:span text:style-name="T13">NEW _doc/indice-01/1</text:span></text:p>
        </text:list-item>
        <text:list-item>
          <text:p text:style-name="P44"><text:span text:style-name="T13">POST indice-01/_create/1</text:span></text:p>
        </text:list-item>
        <text:list-item>
          <text:p text:style-name="P44"><text:span text:style-name="T13">PUT indice-01/_doc/1</text:span></text:p>
        </text:list-item>
        <text:list-item>
          <text:p text:style-name="P44"><text:span text:style-name="T13">WRITE _doc/indice-01/1</text:span></text:p>
        </text:list-item>
      </text:list>
      <text:p text:style-name="P68"/>
      <text:p text:style-name="P68">Resposta: D</text:p>
      <text:p text:style-name="P68"/>
      <text:p text:style-name="P62">___________________________________________________________________________________</text:p>
      <text:p text:style-name="P67"/>
      <text:p text:style-name="P65"><text:soft-page-break/><text:span text:style-name="T14">5. </text:span>Ano: 2022 Banca: FGV Órgão: TJ-DFT Prova: FGV - 2022 - TJ-DFT - Analista Judiciário - Análise de Sistemas</text:p>
      <text:p text:style-name="P68"/>
      <text:p text:style-name="P68">O analista de sistemas Lucas definiu uma nova política para o ciclo de vida de índices, denominada EspacoPolicy, no Elasticsearch. A EspacoPolicy, quando aplicada a um índice B, deve disparar rollover automático de B para um novo índice quando B atingir determinado nível de ocupação de espaço em disco.</text:p>
      <text:p text:style-name="P68">Essa condição para o rollover de um índice baseado no nível de espaço em disco ocupado foi definida em EspacoPolicy, por Lucas, para a fase do ciclo de vida de índices: </text:p>
      <text:p text:style-name="P68"/>
      <text:list xml:id="list468775030" text:style-name="L19">
        <text:list-item>
          <text:p text:style-name="P46"><text:span text:style-name="T13">hot;</text:span></text:p>
        </text:list-item>
        <text:list-item>
          <text:p text:style-name="P46"><text:span text:style-name="T13">warm;</text:span></text:p>
        </text:list-item>
        <text:list-item>
          <text:p text:style-name="P46"><text:span text:style-name="T13">cold;</text:span></text:p>
        </text:list-item>
        <text:list-item>
          <text:p text:style-name="P46"><text:span text:style-name="T13">frozen;</text:span></text:p>
        </text:list-item>
        <text:list-item>
          <text:p text:style-name="P46"><text:span text:style-name="T13">delete.</text:span></text:p>
        </text:list-item>
      </text:list>
      <text:p text:style-name="P45"/>
      <text:p text:style-name="P68">Resposta: A</text:p>
      <text:p text:style-name="P68"/>
      <text:p text:style-name="P62">___________________________________________________________________________________</text:p>
      <text:p text:style-name="P67"/>
      <text:p text:style-name="P68">Ano: 2022 Banca: FCC Órgão: TRT - 4ª REGIÃO (RS) Prova: FCC - 2022 - TRT - 4ª REGIÃO (RS) - Técnico Judiciário - Área Apoio Especializado - Especialidade: Tecnologia da Informação</text:p>
      <text:p text:style-name="P68">Para utilizar mecanismos de busca e análise de dados, um Técnico necessitou responder as seguintes questões:</text:p>
      <text:p text:style-name="P68"/>
      <text:list xml:id="list2970523198" text:style-name="L20">
        <text:list-item>
          <text:p text:style-name="P47"><text:span text:style-name="T13">Como é chamado o processo pelo qual os dados brutos são analisados, normalizados e enriquecidos antes de serem indexados no Elasticsearch?</text:span></text:p>
        </text:list-item>
        <text:list-item>
          <text:p text:style-name="P47"><text:span text:style-name="T13">O que o Kibana pode gerenciar?</text:span></text:p>
        </text:list-item>
        <text:list-item>
          <text:p text:style-name="P47"><text:span text:style-name="T13">O Elasticsearch armazena dados como documentos de que tipo?</text:span></text:p>
        </text:list-item>
      </text:list>
      <text:p text:style-name="P68"/>
      <text:p text:style-name="P68">Os itens I, II e III são respondidos, correta e respectivamente, com </text:p>
      <text:p text:style-name="P68"/>
      <text:list xml:id="list3915153285" text:style-name="L21">
        <text:list-item>
          <text:p text:style-name="P48"><text:span text:style-name="T13">ingestão de dados – Elastic Stack – JSON</text:span></text:p>
        </text:list-item>
        <text:list-item>
          <text:p text:style-name="P48"><text:span text:style-name="T13">ingestão de dados – JSON – HTTP</text:span></text:p>
        </text:list-item>
        <text:list-item>
          <text:p text:style-name="P48"><text:span text:style-name="T13">Swagger – dados não formatados – HTML</text:span></text:p>
        </text:list-item>
        <text:list-item>
          <text:p text:style-name="P48"><text:span text:style-name="T13">indexação paralela – formatos não SQL – Elastic Stack</text:span></text:p>
        </text:list-item>
        <text:list-item>
          <text:p text:style-name="P48"><text:span text:style-name="T13">Swap-mode – Elastic Stack – formato não SQL</text:span></text:p>
        </text:list-item>
      </text:list>
      <text:p text:style-name="P68"/>
      <text:p text:style-name="P68"><text:span text:style-name="T14">Resposta: </text:span>Letra A</text:p>
      <text:p text:style-name="P68"/>
      <text:p text:style-name="P63">___________________________________________________________________________________</text:p>
      <text:p text:style-name="P69"/>
      <text:p text:style-name="P65">Ano: 2022 Banca: FCC Órgão: TRT - 4ª REGIÃO (RS) Prova: FCC - 2022 - TRT - 4ª REGIÃO (RS) - Técnico Judiciário - Área Apoio Especializado - Especialidade: Tecnologia da Informação</text:p>
      <text:p text:style-name="P68"/>
      <text:p text:style-name="P68">Sobre ferramentas de monitoramento, considere as seguintes características:</text:p>
      <text:p text:style-name="P68"/>
      <text:p text:style-name="P68"/>
      <text:p text:style-name="P68"/>
      <text:list xml:id="list1121491250" text:style-name="L22">
        <text:list-item>
          <text:p text:style-name="P49"><text:soft-page-break/><text:span text:style-name="T13">Permite monitoramento agentless (sem agentes) para diversos protocolos e conta com funções de auto-discovery (descoberta automática de itens) e low level discovery (descoberta de métricas em itens monitorados). Seus principais módulos do sistema de monitoramento são: server, proxy e agent.</text:span></text:p>
        </text:list-item>
        <text:list-item>
          <text:p text:style-name="P49"><text:span text:style-name="T13">Solução de código aberto para executar análises de dados, obtendo métricas que dão sentido à enorme quantidade de dados e para monitorar aplicativos com a ajuda de painéis personalizáveis. Se conecta a diversas fontes de dados, comumente chamadas de bancos de dados como Graphite, Prometheus, Influx DB, ElasticSearch, MySQL, PostgreSQL etc., que são algumas das muitas fontes de dados que suporta por padrão. Permite escrever plug-ins do zero para integração com várias fontes de dados diferentes.</text:span></text:p>
        </text:list-item>
        <text:list-item>
          <text:p text:style-name="P49"><text:span text:style-name="T13">Solução de busca e visualização de dados indexados no Elasticsearch e análise dos dados por meio da visualização em gráficos padrão ou apps integrados como o Lens, o Canvas e o Maps. Possibilita a análise visual de dados de um índice do Elasticsearch ou de vários índices.</text:span></text:p>
        </text:list-item>
      </text:list>
      <text:p text:style-name="P68"/>
      <text:p text:style-name="P68">As características I, II e III são, correta e respectivamente, correspondentes a</text:p>
      <text:p text:style-name="P68"/>
      <text:list xml:id="list2260319199" text:style-name="L23">
        <text:list-item>
          <text:p text:style-name="P50"><text:span text:style-name="T13">Grafana – Kibana – Zabbix.</text:span></text:p>
        </text:list-item>
        <text:list-item>
          <text:p text:style-name="P50"><text:span text:style-name="T13">Zabbix – Grafana – Kibana. </text:span></text:p>
        </text:list-item>
        <text:list-item>
          <text:p text:style-name="P50"><text:span text:style-name="T13">Kibana – Zabbix – Grafana.</text:span></text:p>
        </text:list-item>
        <text:list-item>
          <text:p text:style-name="P50"><text:span text:style-name="T13">Grafana – Zabbix – Kibana. </text:span></text:p>
        </text:list-item>
        <text:list-item>
          <text:p text:style-name="P50"><text:span text:style-name="T13">Zabbix – Kibana – Grafana. </text:span></text:p>
        </text:list-item>
      </text:list>
      <text:p text:style-name="P68"/>
      <text:p text:style-name="P68"><text:span text:style-name="T15">Resposta: </text:span>Letra B</text:p>
      <text:p text:style-name="P9">___________________________________________________________________________________</text:p>
      <text:p text:style-name="P20"/>
      <text:p text:style-name="P2"><text:span text:style-name="T7">Spring, Spring Boot, Spring Cloud, Spring Eureka, Spring Zuul</text:span> – <text:span text:style-name="T1">Questões</text:span></text:p>
      <text:p text:style-name="P32"/>
      <text:p text:style-name="P18"/>
      <text:p text:style-name="P18"><text:span text:style-name="T7">1. </text:span>Ano: 2022 Banca: FCC Órgão: TRT-22 PI Prova: Analista Judiciário Área Apoio Especializado Especialidade Tecnologia da Informação</text:p>
      <text:p text:style-name="P26"/>
      <text:p text:style-name="P26">As versões mais recentes do Spring Boot permitem a configuração de inicialização lenta (lazy initialization), que faz com que os beans sejam criados à medida que são necessários e não durante a inicialização do aplicativo. Uma das maneiras de habilitar a inicialização lenta é colocar</text:p>
      <text:p text:style-name="P26"/>
      <text:list xml:id="list3331974805" text:style-name="L4">
        <text:list-item>
          <text:p text:style-name="P54">lazy-initialization=true no arquivo spring-application-builder.xml</text:p>
        </text:list-item>
        <text:list-item>
          <text:p text:style-name="P54">@SpringMainLazyInitialization na classe SpringApplicationBuilder</text:p>
        </text:list-item>
        <text:list-item>
          <text:p text:style-name="P54">@Lazy(true) no arquivo application.properties</text:p>
        </text:list-item>
        <text:list-item>
          <text:p text:style-name="P54">spring.main.lazy-initialization=true no arquivo application.properties</text:p>
        </text:list-item>
        <text:list-item>
          <text:p text:style-name="P54">set-lazy-initialization=true no arquivo spring-boot.xml</text:p>
        </text:list-item>
      </text:list>
      <text:p text:style-name="P26"/>
      <text:p text:style-name="P18"><text:span text:style-name="T7">Resposta: L</text:span>etra D</text:p>
      <text:p text:style-name="P26"/>
      <text:p text:style-name="P21"/>
      <text:p text:style-name="P11">___________________________________________________________________________________</text:p>
      <text:p text:style-name="P27"><text:soft-page-break/></text:p>
      <text:p text:style-name="P18"><text:span text:style-name="T7">2. </text:span>Ano: 2022 Banca: FCC Órgão: TRT-22 PI Prova: Técnico Judiciário Área Apoio Especializado Especialidade Tecnologia da Informação</text:p>
      <text:p text:style-name="P18"/>
      <text:p text:style-name="P26">Um Técnico deseja incluir as configurações abaixo para serem executadas pelo Spring Boot quando a aplicação for iniciada.</text:p>
      <text:p text:style-name="P26"/>
      <text:p text:style-name="P26">spring.application.name = spring-cloud-config-server</text:p>
      <text:p text:style-name="P26">server.port=8888</text:p>
      <text:p text:style-name="P26">spring.cloud.config.server.git.uri = file:///c:/Users/test/config-files</text:p>
      <text:p text:style-name="P26"/>
      <text:p text:style-name="P26">Estas configurações devem ser inseridas no arquivo</text:p>
      <text:p text:style-name="P26"/>
      <text:list xml:id="list1525609196" text:style-name="L5">
        <text:list-item>
          <text:p text:style-name="P55">spring-boot.xml</text:p>
        </text:list-item>
        <text:list-item>
          <text:p text:style-name="P55">spring-boot.properties</text:p>
        </text:list-item>
        <text:list-item>
          <text:p text:style-name="P55">spring-application.xml</text:p>
        </text:list-item>
        <text:list-item>
          <text:p text:style-name="P55">spring-server.properties</text:p>
        </text:list-item>
        <text:list-item>
          <text:p text:style-name="P55">application.properties</text:p>
        </text:list-item>
      </text:list>
      <text:p text:style-name="P26"/>
      <text:p text:style-name="P18"><text:span text:style-name="T7">Resposta: </text:span>Letra E</text:p>
      <text:p text:style-name="P26"/>
      <text:p text:style-name="P21"/>
      <text:p text:style-name="P11">___________________________________________________________________________________</text:p>
      <text:p text:style-name="P27"/>
      <text:p text:style-name="P18"><text:span text:style-name="T7">3. </text:span>Ano: 2022 Banca: FCC Órgão: TRT-22 PI Prova: Técnico Judiciário Área Apoio Especializado Especialidade Tecnologia da Informação</text:p>
      <text:p text:style-name="P26"/>
      <text:p text:style-name="P26">À classe principal da aplicação Spring Boot, um Técnico adicionou a anotação @EnableEurekaServer para fazer com que a aplicação atue como um servidor Eureka (Discovery Server). Em seguida, adicionou ao arquivo de configuração Maven pom.xml uma dependência, como mostrado abaixo.</text:p>
      <text:p text:style-name="P26"/>
      <text:p text:style-name="P26">&lt;dependency&gt;</text:p>
      <text:p text:style-name="P26"></text:p>
      <text:p text:style-name="P26"><text:tab/>__I__</text:p>
      <text:p text:style-name="P26">&lt;/dependency&gt;</text:p>
      <text:p text:style-name="P26"/>
      <text:p text:style-name="P26">Para que a dependência adicionada seja do servidor Spring Cloud Eureka, a lacuna I deve ser corretamente preenchida por</text:p>
      <text:p text:style-name="P26"/>
      <text:p text:style-name="P20"><text:span text:style-name="T7">a)</text:span> &lt;packageName&gt;org.springframework.cloud&lt;/packageName&gt;</text:p>
      <text:p text:style-name="P26">&lt;resourceName&gt;spring-cloud-eureka-server&lt;/resourceName&gt;</text:p>
      <text:p text:style-name="P31">b) &lt;packageName&gt;org.springframework.cloud&lt;/packageName&gt;</text:p>
      <text:p text:style-name="P26">&lt;resourceName&gt;spring-cloud-dependencies&lt;/resourceName&gt;</text:p>
      <text:p text:style-name="P26"><text:span text:style-name="T7">c</text:span>) &lt;groupId&gt;spring.cloud.framework&lt;/groupId&gt;</text:p>
      <text:p text:style-name="P26">&lt;artifactId&gt;eureka-discovery-server&lt;/artifactId&gt;</text:p>
      <text:p text:style-name="P26"><text:span text:style-name="T7">d</text:span>) compile('org.springframework.cloud:spring-cloud-starter-eureka-server')</text:p>
      <text:p text:style-name="P26"><text:span text:style-name="T7">e</text:span>) &lt;groupId&gt;org.springframework.cloud&lt;/groupId&gt;</text:p>
      <text:p text:style-name="P26">&lt;artifactId&gt;spring-cloud-starter-eureka-server&lt;/artifactId&gt;</text:p>
      <text:p text:style-name="P26"/>
      <text:p text:style-name="P18"><text:soft-page-break/><text:span text:style-name="T7">Resposta: </text:span>Letra E</text:p>
      <text:p text:style-name="P26"/>
      <text:p text:style-name="P21"/>
      <text:p text:style-name="P11">___________________________________________________________________________________</text:p>
      <text:p text:style-name="P27"/>
      <text:p text:style-name="P18"><text:span text:style-name="T7">4. </text:span>Ano: 2022 Banca: FCC Órgão: TRT-23 MT Prova: Analista Judiciário Área Apoio Especializado Especialidade Tecnologia da Informação</text:p>
      <text:p text:style-name="P26"/>
      <text:p text:style-name="P26">A base do contêiner Inversion of Control (IoC), também conhecido como Dependency Injection (DI), do Spring Framework, é formada pelos pacotes</text:p>
      <text:p text:style-name="P26"/>
      <text:list xml:id="list2008109135" text:style-name="L6">
        <text:list-item>
          <text:p text:style-name="P56">org.springframework.beans e org.springframework.context</text:p>
        </text:list-item>
        <text:list-item>
          <text:p text:style-name="P56">org.springframework.orm e org.springframework.jdbc</text:p>
        </text:list-item>
        <text:list-item>
          <text:p text:style-name="P56">org.springframework.web e org.springframework.webmvc</text:p>
        </text:list-item>
        <text:list-item>
          <text:p text:style-name="P56">org.springframework.core e org.springframework.expression</text:p>
        </text:list-item>
        <text:list-item>
          <text:p text:style-name="P56">org.springframework.webmvc e org.springframework.websocket</text:p>
        </text:list-item>
      </text:list>
      <text:p text:style-name="P26"/>
      <text:p text:style-name="P30">Resposta:</text:p>
      <text:p text:style-name="P22"/>
      <text:p text:style-name="P12">___________________________________________________________________________________</text:p>
      <text:p text:style-name="P28"/>
      <text:p text:style-name="P18"><text:span text:style-name="T8">5. </text:span>Ano: 2022 Banca: FCC Órgão: TRT-23 MT Prova: Analista Judiciário Área Apoio Especializado Especialidade Tecnologia da Informação</text:p>
      <text:p text:style-name="P26"/>
      <text:p text:style-name="P26">Considere a classe abaixo, criada utilizando Spring Boot, em condições ideais.</text:p>
      <text:p text:style-name="P26"/>
      <text:p text:style-name="P26">import org.springframework.boot.SpringApplication;</text:p>
      <text:p text:style-name="P26">import org.springframework.boot.autoconfigure.EnableAutoConfiguration;</text:p>
      <text:p text:style-name="P26">import org.springframework.web.bind.annotation.RequestMapping;</text:p>
      <text:p text:style-name="P26">import org.springframework.web.bind.annotation.RestController;</text:p>
      <text:p text:style-name="P26">@RestController</text:p>
      <text:p text:style-name="P26">@EnableAutoConfiguration</text:p>
      <text:p text:style-name="P26">public class Trt {</text:p>
      <text:p text:style-name="P26"><text:tab/>@RequestMapping("/")</text:p>
      <text:p text:style-name="P26"><text:tab/>String home() {</text:p>
      <text:p text:style-name="P26"><text:tab/><text:tab/>return " TRIBUNAL REGIONAL DO TRABALHO DA 23ª REGIÃO";</text:p>
      <text:p text:style-name="P26"><text:tab/>}</text:p>
      <text:p text:style-name="P26"><text:tab/>public static void main(String[] args) {</text:p>
      <text:p text:style-name="P26"><text:tab/><text:tab/>SpringApplication.run( __<text:span text:style-name="T8">I__ </text:span>, args);</text:p>
      <text:p text:style-name="P26"><text:tab/>}</text:p>
      <text:p text:style-name="P26">}</text:p>
      <text:p text:style-name="P26"/>
      <text:p text:style-name="P26">Para dizer à classe SpringApplication do Spring Boot qual é o componente primário do Spring, a lacuna I deve ser preenchida</text:p>
      <text:p text:style-name="P26">corretamente com</text:p>
      <text:p text:style-name="P26">(A) SpringBoot.class</text:p>
      <text:p text:style-name="P26">(B) Trt.class</text:p>
      <text:p text:style-name="P26">(C) SpringBoot.start[Trt.class]</text:p>
      <text:p text:style-name="P26">(D) Trt.app</text:p>
      <text:p text:style-name="P26"><text:soft-page-break/>(E) SpringBoot.main</text:p>
      <text:p text:style-name="P26"/>
      <text:p text:style-name="P30">Resposta: </text:p>
      <text:p text:style-name="P26"/>
      <text:p text:style-name="P22"/>
      <text:p text:style-name="P12">___________________________________________________________________________________</text:p>
      <text:p text:style-name="P28"/>
      <text:p text:style-name="P18"><text:span text:style-name="T8">6. </text:span>Ano: 2022 Banca: FCC Órgão: TRT-23 MT Prova: Analista Judiciário Área Apoio Especializado Especialidade Tecnologia da Informação</text:p>
      <text:p text:style-name="P26"/>
      <text:p text:style-name="P26">Considere o código fonte a seguir.</text:p>
      <text:p text:style-name="P26"/>
      <text:p text:style-name="P26">public class Application {</text:p>
      <text:p text:style-name="P26"><text:tab/>public static void main(String[] args) {</text:p>
      <text:p text:style-name="P26"><text:tab/><text:tab/>new SpringApplicationBuilder(Application.class).web(true).run(args);</text:p>
      <text:p text:style-name="P26"><text:tab/>}</text:p>
      <text:p text:style-name="P26">}</text:p>
      <text:p text:style-name="P26"/>
      <text:p text:style-name="P26">Em condições ideais, para este código ser de um servidor Eureka mínimo, antes da declaração da classe devem ser colocadas as anotações</text:p>
      <text:p text:style-name="P26"/>
      <text:list xml:id="list1461295454" text:style-name="L7">
        <text:list-item>
          <text:p text:style-name="P57">@EnableNetflixEureka e @EnableDiscoveryClient</text:p>
        </text:list-item>
        <text:list-item>
          <text:p text:style-name="P57">@EnableEurekaConfiguration e @EnableRegistryServer</text:p>
        </text:list-item>
        <text:list-item>
          <text:p text:style-name="P57">@SpringBootServer e @SpringBootEureka</text:p>
        </text:list-item>
        <text:list-item>
          <text:p text:style-name="P57">@SpringBootApplication e @EnableEurekaServer</text:p>
        </text:list-item>
        <text:list-item>
          <text:p text:style-name="P57">@EurekaDiscoveryClient e @EurekaServiceRegistry</text:p>
        </text:list-item>
      </text:list>
      <text:p text:style-name="P26"/>
      <text:p text:style-name="P30">Resposta:</text:p>
      <text:p text:style-name="P30"/>
      <text:p text:style-name="P22"/>
      <text:p text:style-name="P12">___________________________________________________________________________________</text:p>
      <text:p text:style-name="P30"/>
      <text:p text:style-name="P18"><text:span text:style-name="T8">7. </text:span>Ano: 2022 Banca: FCC Órgão: TRT-23 MT Prova: Analista Judiciário Área Apoio Especializado Especialidade Tecnologia da Informação</text:p>
      <text:p text:style-name="P26"/>
      <text:p text:style-name="P26">Para fazer um aplicativo criado com Spring Boot, em condições ideais, funcionar como um servidor Zuul Proxy deve-se anotar a classe principal com</text:p>
      <text:p text:style-name="P26"/>
      <text:p text:style-name="P26">(A) @EnableZuulProxy</text:p>
      <text:p text:style-name="P26">(B) @ZuulServerApplication</text:p>
      <text:p text:style-name="P26">(C) @EnabledZuulEdgeServer</text:p>
      <text:p text:style-name="P26">(D) @ZuulEdgeServerOn</text:p>
      <text:p text:style-name="P26">(E) @ZuulProxyApplication</text:p>
      <text:p text:style-name="P26"/>
      <text:p text:style-name="P30">Resposta: Letra A</text:p>
      <text:p text:style-name="P30"/>
      <text:p text:style-name="P30"/>
      <text:p text:style-name="P22"/>
      <text:p text:style-name="P12">___________________________________________________________________________________</text:p>
      <text:p text:style-name="P30"><text:soft-page-break/></text:p>
      <text:p text:style-name="P18"><text:span text:style-name="T8">8. </text:span>Ano: 2022 Banca: FCC Órgão: TRT-23 MT Prova: Analista Judiciário Área Apoio Especializado Especialidade Tecnologia da Informação</text:p>
      <text:p text:style-name="P26"/>
      <text:p text:style-name="P26">O mecanismo de configuração automática baseado em convenção do Spring Boot pode ser iniciado anotando a classe que contém o método principal estático, com a anotação</text:p>
      <text:p text:style-name="P26"/>
      <text:list xml:id="list3249878555" text:style-name="L8">
        <text:list-item>
          <text:p text:style-name="P58">@SpringMainClass</text:p>
        </text:list-item>
        <text:list-item>
          <text:p text:style-name="P58">@SpringBootComponent</text:p>
        </text:list-item>
        <text:list-item>
          <text:p text:style-name="P58">@SpringBootApplication</text:p>
        </text:list-item>
        <text:list-item>
          <text:p text:style-name="P58">@SpringRootApplication</text:p>
        </text:list-item>
        <text:list-item>
          <text:p text:style-name="P58">@SpringBootEntity</text:p>
        </text:list-item>
      </text:list>
      <text:p text:style-name="P26"/>
      <text:p text:style-name="P26"><text:span text:style-name="T8">Resposta: L</text:span>etra C</text:p>
      <text:p text:style-name="P26"/>
      <text:p text:style-name="P26"/>
      <text:p text:style-name="P26"/>
      <text:p text:style-name="P22"/>
      <text:p text:style-name="P12">___________________________________________________________________________________</text:p>
      <text:p text:style-name="P28"/>
      <text:p text:style-name="P18"><text:span text:style-name="T8">9. </text:span>Ano: 2022 Banca: FCC Órgão: TRT-23 MT Prova: Analista Judiciário Área Apoio Especializado Especialidade Tecnologia da Informação</text:p>
      <text:p text:style-name="P26"/>
      <text:p text:style-name="P28">Para gerenciar a configuração de um panorama do sistema de microsserviços, o Spring Cloud contém o Spring Cloud Config, que fornece o gerenciamento centralizado de arquivos de configuração. O Spring Cloud Config </text:p>
      <text:p text:style-name="P28"/>
      <text:list xml:id="list2478601715" text:style-name="L9">
        <text:list-item>
          <text:p text:style-name="P59">oferece suporte à criptografia de informações confidenciais na configuração, exceto de credenciais.</text:p>
        </text:list-item>
        <text:list-item>
          <text:p text:style-name="P59">suporta o armazenamento de arquivos de configuração em repositório Git, por exemplo, no GitHub.</text:p>
        </text:list-item>
        <text:list-item>
          <text:p text:style-name="P59">não permite separar as partes comuns da configuração das partes específicas de microsserviços.</text:p>
        </text:list-item>
        <text:list-item>
          <text:p text:style-name="P59">não suporta o armazenamento de arquivos de configuração em uma base de dados banco de dados JDBC.</text:p>
        </text:list-item>
        <text:list-item>
          <text:p text:style-name="P59">não suporta o armazenamento de arquivos de configuração em um sistema de arquivos local (local filesystem).</text:p>
        </text:list-item>
      </text:list>
      <text:p text:style-name="P26"/>
      <text:p text:style-name="P26"><text:span text:style-name="T8">Resposta: L</text:span>etra B</text:p>
      <text:p text:style-name="P8">___________________________________________________________________________________</text:p>
      <text:p text:style-name="P19"/>
      <text:p text:style-name="P17"/>
      <text:p text:style-name="P3"><text:span text:style-name="T9">JPA e Hibernate</text:span> – <text:span text:style-name="T1">Questões</text:span></text:p>
      <text:p text:style-name="P13">___________________________________________________________________________________</text:p>
      <text:p text:style-name="P19"/>
      <text:p text:style-name="P6"><text:span text:style-name="T10">1. </text:span>Ano: 2022 Banca: FCC Órgão: TRT-22 PI Prova: Técnico Judiciário Área Apoio Especializado Especialidade Tecnologia da Informação</text:p>
      <text:p text:style-name="P19"/>
      <text:p text:style-name="P19"><text:soft-page-break/>Considere a configuração abaixo, presente em um arquivo de configuração de persistência de uma aplicação que utiliza JPA com o provedor de persistência Hibernate.</text:p>
      <text:p text:style-name="P19"/>
      <text:p text:style-name="P19">&lt;properties&gt;</text:p>
      <text:p text:style-name="P19"><text:tab/>&lt;property name="hibernate.dialect" value="org.hibernate.dialect.PostgreSQLDialect" /&gt;</text:p>
      <text:p text:style-name="P19"><text:tab/>&lt;property name="javax.persistence.jdbc.driver" value="org.postgresql.Driver" /&gt;</text:p>
      <text:p text:style-name="P19"><text:tab/>&lt;property name="javax.persistence.jdbc.url" value="jdbc:postgresql://localhost:5432/teste" /&gt;</text:p>
      <text:p text:style-name="P19"><text:tab/>&lt;property name="javax.persistence.jdbc.user" value="postgres" /&gt;</text:p>
      <text:p text:style-name="P19"><text:tab/>&lt;property name="javax.persistence.jdbc.password" value="pgadmin" /&gt;</text:p>
      <text:p text:style-name="P19">&lt;/properties&gt;</text:p>
      <text:p text:style-name="P19"/>
      <text:p text:style-name="P19">Se a aplicação não usasse Mapeamento Objeto-Relacional, a leitura e o registro do driver teriam que ser realizados por meio da instrução Java</text:p>
      <text:p text:style-name="P19"/>
      <text:list xml:id="list1278898620" text:style-name="L10">
        <text:list-item>
          <text:p text:style-name="P35">Class.forName("org.postgresql.Driver");</text:p>
        </text:list-item>
        <text:list-item>
          <text:p text:style-name="P35">DriverManager.getDriver("org.postgresql.Driver");</text:p>
        </text:list-item>
        <text:list-item>
          <text:p text:style-name="P35">Driver.getStatement("org.postgresql.Driver");</text:p>
        </text:list-item>
        <text:list-item>
          <text:p text:style-name="P35">SQLDriver.getConnection("org.postgresql.Driver");</text:p>
        </text:list-item>
        <text:list-item>
          <text:p text:style-name="P35">Class.getDriver("org.postgresql.Driver");</text:p>
        </text:list-item>
      </text:list>
      <text:p text:style-name="P19"/>
      <text:p text:style-name="P19"><text:span text:style-name="T10">Resposta: </text:span>Letra A</text:p>
      <text:p text:style-name="P19"/>
      <text:p text:style-name="P13">___________________________________________________________________________________</text:p>
      <text:p text:style-name="P6"><text:span text:style-name="T10">2. </text:span>Ano: 2022 Banca: FCC Órgão: TRT-22 PI Prova: Analista Judiciário Área Apoio Especializado Especialidade Tecnologia da Informação</text:p>
      <text:p text:style-name="P19"/>
      <text:p text:style-name="P19">Uma analista está desenvolvendo um sistema usando JPA e deseja configurar a utilização do framework Hibernate como provedor de persistência, por meio da instrução &lt;provider&gt;org.hibernate.ejb.HibernatePersistence&lt;/provider&gt; que deve ser colocada no arquivo</text:p>
      <text:p text:style-name="P19"/>
      <text:list xml:id="list455585321" text:style-name="L11">
        <text:list-item>
          <text:p text:style-name="P36">orm-database-config.xml</text:p>
        </text:list-item>
        <text:list-item>
          <text:p text:style-name="P36">server.xml</text:p>
        </text:list-item>
        <text:list-item>
          <text:p text:style-name="P36">hibernate.xml</text:p>
        </text:list-item>
        <text:list-item>
          <text:p text:style-name="P36">persistence-unit.xml</text:p>
        </text:list-item>
        <text:list-item>
          <text:p text:style-name="P36">persistence.xml</text:p>
        </text:list-item>
      </text:list>
      <text:p text:style-name="P19"/>
      <text:p text:style-name="P19"><text:span text:style-name="T10">Resposta: </text:span>Letra E</text:p>
      <text:p text:style-name="P19"/>
      <text:p text:style-name="P13">___________________________________________________________________________________</text:p>
      <text:p text:style-name="P13"/>
      <text:p text:style-name="P6"><text:span text:style-name="T10">3. </text:span>Ano: 2022 Banca: FCC Órgão: TRT-4 RS Prova: Analista Judiciário Área Apoio Especializado Especialidade Tecnologia da Informação</text:p>
      <text:p text:style-name="P19"/>
      <text:p text:style-name="P19">s classes persistentes da JPA que são definidas por anotações são javax.persistence.Embeddable,</text:p>
      <text:p text:style-name="P19">javax.persistence.MappedSuperclass e</text:p>
      <text:p text:style-name="P19"/>
      <text:list xml:id="list470467194" text:style-name="L12">
        <text:list-item>
          <text:p text:style-name="P37">javax.persistence.Inerface</text:p>
        </text:list-item>
        <text:list-item>
          <text:p text:style-name="P37">javax.persistence.AbstractClass</text:p>
        </text:list-item>
        <text:list-item>
          <text:p text:style-name="P37">javax.persistence.MainClass</text:p>
        </text:list-item>
        <text:list-item>
          <text:p text:style-name="P37"><text:soft-page-break/>javax.persistence.NamedClass</text:p>
        </text:list-item>
        <text:list-item>
          <text:p text:style-name="P37">javax.persistence.Entity</text:p>
        </text:list-item>
      </text:list>
      <text:p text:style-name="P19"/>
      <text:p text:style-name="P19">Letra E</text:p>
      <text:p text:style-name="P19"/>
      <text:p text:style-name="P13">___________________________________________________________________________________</text:p>
      <text:p text:style-name="P19"/>
      <text:p text:style-name="P6"><text:span text:style-name="T10">4. </text:span>Ano: 2022 Banca: FCC Órgão: TRT-23 MT Prova: Analista Judiciário Área Apoio Especializado Especialidade Tecnologia da Informação</text:p>
      <text:p text:style-name="P19"/>
      <text:p text:style-name="P19">JPA 2.0 permite fazer o mapeamento de coleções de tipos básicos usando as anotações</text:p>
      <text:p text:style-name="P19"/>
      <text:list xml:id="list4259851370" text:style-name="L13">
        <text:list-item>
          <text:p text:style-name="P38">@SimpleCollection e @MultipleCollection</text:p>
        </text:list-item>
        <text:list-item>
          <text:p text:style-name="P38">@EmbeddableCollection e @CollectionColumn</text:p>
        </text:list-item>
        <text:list-item>
          <text:p text:style-name="P38">@ElementCollection e @CollectionTable</text:p>
        </text:list-item>
        <text:list-item>
          <text:p text:style-name="P38">@ManyToManyCollection e @OneToManyCollection</text:p>
        </text:list-item>
        <text:list-item>
          <text:p text:style-name="P38">@CollectionList e @CollectionQueue</text:p>
        </text:list-item>
      </text:list>
      <text:p text:style-name="P19"/>
      <text:p text:style-name="P19"/>
      <text:p text:style-name="P13">___________________________________________________________________________________</text:p>
      <text:p text:style-name="P19"/>
      <text:p text:style-name="P6"><text:span text:style-name="T10">5. </text:span>Ano: 2022 Banca: FCC Órgão: TRT-23 MT Prova: Analista Judiciário Área Apoio Especializado Especialidade Tecnologia da Informação</text:p>
      <text:p text:style-name="P19"/>
      <text:p text:style-name="P19">Hibernate Envers permite realizar a auditoria de classes persistentes (ORM). Para indicar que a entidade criada passará por auditoria deve-se incluir nessa classe de entidade a anotação</text:p>
      <text:p text:style-name="P19"/>
      <text:list xml:id="list162512775" text:style-name="L14">
        <text:list-item>
          <text:p text:style-name="P39">@Audited</text:p>
        </text:list-item>
        <text:list-item>
          <text:p text:style-name="P39">@HibernateEnvers</text:p>
        </text:list-item>
        <text:list-item>
          <text:p text:style-name="P39">@Envers</text:p>
        </text:list-item>
        <text:list-item>
          <text:p text:style-name="P39">@Audit</text:p>
        </text:list-item>
        <text:list-item>
          <text:p text:style-name="P39">@HibernateAudit</text:p>
        </text:list-item>
      </text:list>
      <text:p text:style-name="P10">___________________________________________________________________________________</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20T09:37:43.298123202</meta:creation-date>
    <dc:date>2022-09-20T14:00:54.367841824</dc:date>
    <meta:editing-duration>PT2H1M30S</meta:editing-duration>
    <meta:editing-cycles>26</meta:editing-cycles>
    <meta:generator>LibreOffice/6.0.7.3$Linux_X86_64 LibreOffice_project/00m0$Build-3</meta:generator>
    <meta:document-statistic meta:table-count="0" meta:image-count="0" meta:object-count="0" meta:page-count="11" meta:paragraph-count="300" meta:word-count="2088" meta:character-count="17591" meta:non-whitespace-character-count="15766"/>
  </office:meta>
</office:document-meta>
</file>